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2"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dash" draw:stroke-dash="Fine_20_Dashed_20__28_var_29_" svg:stroke-width="0.051cm" draw:marker-start-width="0.276cm" draw:marker-end-width="0.276cm" draw:fill="solid" draw:fill-color="#c0c0c0"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76cm" draw:marker-start="Arrow" draw:marker-start-width="0.254cm" draw:marker-end="Arrow" draw:marker-end-width="0.254cm" draw:textarea-horizontal-align="center" draw:textarea-vertical-align="middle" fo:padding-top="0.162cm" fo:padding-bottom="0.162cm" fo:padding-left="0.287cm" fo:padding-right="0.287cm"/>
    </style:style>
    <style:style style:name="gr5" style:family="graphic" style:parent-style-name="standard">
      <style:graphic-properties svg:stroke-width="0.1cm" draw:marker-start-width="0.35cm" draw:marker-end="Arrow" draw:marker-end-width="0.35cm" draw:textarea-horizontal-align="center" draw:textarea-vertical-align="middle" fo:padding-top="0.175cm" fo:padding-bottom="0.175cm" fo:padding-left="0.3cm" fo:padding-right="0.3cm"/>
    </style:style>
    <style:style style:name="gr6" style:family="graphic" style:parent-style-name="standard">
      <style:graphic-properties svg:stroke-width="0.051cm" draw:marker-start-width="0.276cm" draw:marker-end-width="0.276cm" draw:fill="none" draw:fill-color="#00ff00"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051cm" draw:marker-start-width="0.276cm" draw:marker-end-width="0.276cm" draw:fill="none" draw:fill-color="#ffff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width="0.051cm" draw:marker-start="Arrow" draw:marker-start-width="0.229cm" draw:marker-end="Arrow" draw:marker-end-width="0.229cm" draw:textarea-horizontal-align="center" draw:textarea-vertical-align="middle" fo:padding-top="0.15cm" fo:padding-bottom="0.15cm" fo:padding-left="0.275cm" fo:padding-right="0.275cm"/>
    </style:style>
    <style:style style:name="gr9" style:family="graphic" style:parent-style-name="standard">
      <style:graphic-properties svg:stroke-width="0.051cm" draw:marker-start-width="0.276cm" draw:marker-end-width="0.276cm" draw:fill="none" draw:fill-color="#ffff00"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stroke="dash" draw:stroke-dash="Fine_20_Dashed"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11" style:family="graphic" style:parent-style-name="standard">
      <style:graphic-properties draw:stroke="dash" draw:stroke-dash="Fine_20_Dashed" svg:stroke-width="0.05cm" draw:marker-start-width="0.275cm" draw:marker-end-width="0.275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family="Helvetica" style:font-family-generic="swiss" fo:font-size="10pt" style:font-size-asian="10pt" style:font-size-complex="10pt"/>
    </style:style>
    <style:style style:name="P3" style:family="paragraph">
      <style:paragraph-properties fo:text-align="center"/>
      <style:text-properties fo:font-size="12pt" style:font-size-asian="12pt" style:font-size-complex="12pt"/>
    </style:style>
    <style:style style:name="T1" style:family="text">
      <style:text-properties fo:font-family="Helvetica" style:font-family-generic="swiss" fo:font-size="10pt" style:font-size-asian="10pt" style:font-size-complex="10pt"/>
    </style:style>
    <style:style style:name="T2" style:family="text">
      <style:text-properties fo:font-family="Helvetica" style:font-family-generic="swiss" fo:font-size="14pt" style:font-size-asian="14pt" style:font-size-complex="14pt"/>
    </style:style>
    <style:style style:name="T3" style:family="text">
      <style:text-properties fo:font-family="Helvetica" style:font-family-generic="swis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1" draw:layer="layout" svg:width="5.043cm" svg:height="4.988cm" svg:x="18.277cm" svg:y="15.169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2.159cm" svg:height="1.143cm" svg:x="22.586cm" svg:y="14.729cm">
          <text:p text:style-name="P1"><text:span text:style-name="T1">425 Hz</text:span></text:p>
          <text:p text:style-name="P1"><text:span text:style-name="T1">Generat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2.159cm" svg:height="1.143cm" svg:x="19.719cm" svg:y="14.007cm">
          <text:p text:style-name="P1"><text:span text:style-name="T1">DTMF</text:span></text:p>
          <text:p text:style-name="P1"><text:span text:style-name="T1">Generator</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159cm" svg:height="1.143cm" svg:x="22.631cm" svg:y="19.471cm">
          <text:p text:style-name="P1"><text:span text:style-name="T1">DTMF</text:span></text:p>
          <text:p text:style-name="P1"><text:span text:style-name="T1">Detector</text:span></text:p>
          <draw:enhanced-geometry svg:viewBox="0 0 21600 21600" draw:mirror-horizontal="false" draw:mirror-vertical="false" draw:type="rectangle" draw:enhanced-path="M 0 0 L 21600 0 21600 21600 0 21600 0 0 Z N"/>
        </draw:custom-shape>
        <draw:custom-shape draw:style-name="gr2" draw:text-style-name="P2" draw:id="id8" draw:layer="layout" svg:width="2.159cm" svg:height="1.143cm" svg:x="18.546cm" svg:y="22.279cm">
          <text:p text:style-name="P1"><text:span text:style-name="T1">UART</text:span></text:p>
          <draw:enhanced-geometry svg:viewBox="0 0 21600 21600" draw:type="rectangle" draw:enhanced-path="M 0 0 L 21600 0 21600 21600 0 21600 0 0 Z N"/>
        </draw:custom-shape>
        <draw:custom-shape draw:style-name="gr2" draw:text-style-name="P2" draw:id="id9" draw:layer="layout" svg:width="2.159cm" svg:height="1.143cm" svg:x="20.892cm" svg:y="22.279cm">
          <text:p text:style-name="P1"><text:span text:style-name="T1">GPIO</text:span></text:p>
          <draw:enhanced-geometry svg:viewBox="0 0 21600 21600" draw:type="rectangle" draw:enhanced-path="M 0 0 L 21600 0 21600 21600 0 21600 0 0 Z N"/>
        </draw:custom-shape>
        <draw:custom-shape draw:style-name="gr2" draw:text-style-name="P2" draw:id="id10" draw:layer="layout" svg:width="2.159cm" svg:height="1.143cm" svg:x="23.239cm" svg:y="22.279cm">
          <text:p text:style-name="P1"><text:span text:style-name="T1">IC</text:span></text:p>
          <draw:enhanced-geometry svg:viewBox="0 0 21600 21600" draw:type="rectangle" draw:enhanced-path="M 0 0 L 21600 0 21600 21600 0 21600 0 0 Z N"/>
        </draw:custom-shape>
        <draw:custom-shape draw:style-name="gr2" draw:text-style-name="P2" draw:id="id7" draw:layer="layout" svg:width="2.159cm" svg:height="1.143cm" svg:x="16.199cm" svg:y="22.279cm">
          <text:p text:style-name="P1"><text:span text:style-name="T1">ADC</text:span></text:p>
          <draw:enhanced-geometry svg:viewBox="0 0 21600 21600" draw:type="rectangle" draw:enhanced-path="M 0 0 L 21600 0 21600 21600 0 21600 0 0 Z N"/>
        </draw:custom-shape>
        <draw:custom-shape draw:style-name="gr2" draw:text-style-name="P2" draw:id="id6" draw:layer="layout" svg:width="9.612cm" svg:height="0.861cm" svg:x="15.992cm" svg:y="20.84cm">
          <draw:glue-point draw:id="4" svg:x="-3.656cm" svg:y="2.113cm"/>
          <draw:glue-point draw:id="5" svg:x="-1.215cm" svg:y="2.113cm"/>
          <draw:glue-point draw:id="6" svg:x="1.227cm" svg:y="2.055cm"/>
          <draw:glue-point draw:id="7" svg:x="3.669cm" svg:y="1.986cm"/>
          <draw:glue-point draw:id="8" svg:x="-0.007cm" svg:y="-2.392cm"/>
          <text:p text:style-name="P1"><text:span text:style-name="T1">AXI4 lite bus</text:span></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2" draw:id="id1" draw:layer="layout" svg:width="2.159cm" svg:height="1.143cm" svg:x="12.526cm" svg:y="14.775cm">
          <draw:glue-point draw:id="4" svg:x="-5.002cm" svg:y="-5.083cm"/>
          <draw:glue-point draw:id="5" svg:x="5.016cm" svg:y="-5.083cm"/>
          <text:p text:style-name="P1"><text:span text:style-name="T1">MIPS32</text:span></text:p>
          <text:p text:style-name="P1"><text:span text:style-name="T1">Core</text:span></text:p>
          <draw:enhanced-geometry svg:viewBox="0 0 21600 21600" draw:type="rectangle" draw:enhanced-path="M 0 0 L 21600 0 21600 21600 0 21600 0 0 Z N"/>
        </draw:custom-shape>
        <draw:custom-shape draw:style-name="gr2" draw:text-style-name="P2" draw:id="id2" draw:layer="layout" svg:width="7.628cm" svg:height="0.861cm" svg:x="9.791cm" svg:y="16.601cm">
          <draw:glue-point draw:id="4" svg:x="-3.049cm" svg:y="2.171cm"/>
          <draw:glue-point draw:id="5" svg:x="-3.85cm" svg:y="1.939cm"/>
          <draw:glue-point draw:id="6" svg:x="-3.439cm" svg:y="1.939cm"/>
          <draw:glue-point draw:id="7" svg:x="-2.679cm" svg:y="2.299cm"/>
          <draw:glue-point draw:id="8" svg:x="-2.351cm" svg:y="2.299cm"/>
          <draw:glue-point draw:id="9" svg:x="-1.961cm" svg:y="2.299cm"/>
          <draw:glue-point draw:id="10" svg:x="-1.633cm" svg:y="2.299cm"/>
          <draw:glue-point draw:id="11" svg:x="-1.407cm" svg:y="2.299cm"/>
          <draw:glue-point draw:id="12" svg:x="-0.936cm" svg:y="2.299cm"/>
          <draw:glue-point draw:id="13" svg:x="-0.504cm" svg:y="2.299cm"/>
          <draw:glue-point draw:id="14" svg:x="-0.003cm" svg:y="2.16cm"/>
          <draw:glue-point draw:id="15" svg:x="0.481cm" svg:y="2.299cm"/>
          <draw:glue-point draw:id="16" svg:x="0.891cm" svg:y="2.299cm"/>
          <draw:glue-point draw:id="17" svg:x="1.342cm" svg:y="2.299cm"/>
          <draw:glue-point draw:id="18" svg:x="1.752cm" svg:y="2.299cm"/>
          <draw:glue-point draw:id="19" svg:x="2.205cm" svg:y="2.299cm"/>
          <draw:glue-point draw:id="20" svg:x="2.615cm" svg:y="2.299cm"/>
          <draw:glue-point draw:id="21" svg:x="3.02cm" svg:y="2.183cm"/>
          <draw:glue-point draw:id="22" svg:x="3.234cm" svg:y="2.369cm"/>
          <draw:glue-point draw:id="23" svg:x="3.599cm" svg:y="2.299cm"/>
          <draw:glue-point draw:id="24" svg:x="0.005cm" svg:y="-2.415cm"/>
          <text:p text:style-name="P1"><text:span text:style-name="T1">AXI4 bus</text:span></text:p>
          <draw:enhanced-geometry svg:viewBox="0 0 21600 21600" draw:text-areas="?f5 ?f1 ?f6 ?f3" draw:type="left-right-arrow" draw:modifiers="1874.32166732206 6239.443155452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2" draw:id="id3" draw:layer="layout" svg:width="2.159cm" svg:height="1.143cm" svg:x="12.526cm" svg:y="18.107cm">
          <text:p text:style-name="P1"><text:span text:style-name="T1">Internal</text:span></text:p>
          <text:p text:style-name="P1"><text:span text:style-name="T1">RAM</text:span></text:p>
          <draw:enhanced-geometry svg:viewBox="0 0 21600 21600" draw:type="rectangle" draw:enhanced-path="M 0 0 L 21600 0 21600 21600 0 21600 0 0 Z N"/>
        </draw:custom-shape>
        <draw:custom-shape draw:style-name="gr2" draw:text-style-name="P2" draw:id="id4" draw:layer="layout" svg:width="2.159cm" svg:height="1.143cm" svg:x="10.197cm" svg:y="18.107cm">
          <text:p text:style-name="P1"><text:span text:style-name="T1">DDR RAM</text:span></text:p>
          <text:p text:style-name="P1"><text:span text:style-name="T1">Controller</text:span></text:p>
          <draw:enhanced-geometry svg:viewBox="0 0 21600 21600" draw:type="rectangle" draw:enhanced-path="M 0 0 L 21600 0 21600 21600 0 21600 0 0 Z N"/>
        </draw:custom-shape>
        <draw:connector draw:style-name="gr4" draw:text-style-name="P1" draw:layer="layout" svg:x1="13.605cm" svg:y1="15.918cm" svg:x2="13.608cm" svg:y2="16.824cm" draw:start-shape="id1" draw:start-glue-point="2" draw:end-shape="id2" draw:end-glue-point="24" svg:d="m13605 15918v328h3v578">
          <text:p/>
        </draw:connector>
        <draw:connector draw:style-name="gr4" draw:text-style-name="P1" draw:layer="layout" svg:x1="13.603cm" svg:y1="17.216cm" svg:x2="13.605cm" svg:y2="18.107cm" draw:start-shape="id2" draw:start-glue-point="14" draw:end-shape="id3" draw:end-glue-point="0" svg:d="m13603 17216v580h2v311">
          <text:p/>
        </draw:connector>
        <draw:connector draw:style-name="gr4" draw:text-style-name="P1" draw:layer="layout" svg:x1="11.28cm" svg:y1="17.217cm" svg:x2="11.276cm" svg:y2="18.107cm" draw:start-shape="id2" draw:start-glue-point="4" draw:end-shape="id4" draw:end-glue-point="0" svg:d="m11280 17217v579h-4v311">
          <text:p/>
        </draw:connector>
        <draw:connector draw:style-name="gr4" draw:text-style-name="P1" draw:layer="layout" svg:x1="15.908cm" svg:y1="17.218cm" svg:x2="15.905cm" svg:y2="18.1cm" draw:start-shape="id2" draw:start-glue-point="21" draw:end-shape="id5" draw:end-glue-point="0" svg:d="m15908 17218v575h-3v307">
          <text:p/>
        </draw:connector>
        <draw:connector draw:style-name="gr4" draw:text-style-name="P1" draw:layer="layout" svg:x1="17.284cm" svg:y1="21.451cm" svg:x2="17.278cm" svg:y2="22.279cm" draw:start-shape="id6" draw:start-glue-point="4" draw:end-shape="id7" draw:end-glue-point="0" svg:d="m17284 21451v539h-6v289">
          <text:p/>
        </draw:connector>
        <draw:connector draw:style-name="gr4" draw:text-style-name="P1" draw:layer="layout" svg:x1="19.631cm" svg:y1="21.451cm" svg:x2="19.625cm" svg:y2="22.279cm" draw:start-shape="id6" draw:start-glue-point="5" draw:end-shape="id8" draw:end-glue-point="0" svg:d="m19631 21451v539h-6v289">
          <text:p/>
        </draw:connector>
        <draw:connector draw:style-name="gr4" draw:text-style-name="P1" draw:layer="layout" svg:x1="21.977cm" svg:y1="21.446cm" svg:x2="21.971cm" svg:y2="22.279cm" draw:start-shape="id6" draw:start-glue-point="6" draw:end-shape="id9" draw:end-glue-point="0" svg:d="m21977 21446v544h-6v289">
          <text:p/>
        </draw:connector>
        <draw:connector draw:style-name="gr4" draw:text-style-name="P1" draw:layer="layout" svg:x1="24.324cm" svg:y1="21.44cm" svg:x2="24.318cm" svg:y2="22.279cm" draw:start-shape="id6" draw:start-glue-point="7" draw:end-shape="id10" draw:end-glue-point="0" svg:d="m24324 21440v550h-6v289">
          <text:p/>
        </draw:connector>
        <draw:connector draw:style-name="gr4" draw:text-style-name="P1" draw:layer="layout" svg:x1="20.789cm" svg:y1="20.157cm" svg:x2="20.792cm" svg:y2="21.065cm" draw:start-shape="id11" draw:start-glue-point="10" draw:end-shape="id6" draw:end-glue-point="8" svg:d="m20789 20157v354h3v554">
          <text:p/>
        </draw:connector>
        <draw:custom-shape draw:style-name="gr2" draw:text-style-name="P2" draw:layer="layout" svg:width="2.166cm" svg:height="1.14cm" svg:x="23.31cm" svg:y="17.093cm">
          <text:p text:style-name="P1"><text:span text:style-name="T1">Commutation</text:span></text:p>
          <text:p text:style-name="P1"><text:span text:style-name="T1">Matrix</text:span></text:p>
          <draw:enhanced-geometry svg:viewBox="0 0 21600 21600" draw:mirror-horizontal="false" draw:mirror-vertical="false" draw:type="rectangle" draw:enhanced-path="M 0 0 L 21600 0 21600 21600 0 21600 0 0 Z N"/>
        </draw:custom-shape>
        <draw:custom-shape draw:style-name="gr2" draw:text-style-name="P2" draw:id="id5" draw:layer="layout" svg:width="2.159cm" svg:height="1.143cm" svg:x="14.826cm" svg:y="18.1cm">
          <text:p text:style-name="P1"><text:span text:style-name="T1">NoC</text:span></text:p>
          <text:p text:style-name="P1"><text:span text:style-name="T1">Proxy</text:span></text:p>
          <draw:enhanced-geometry svg:viewBox="0 0 21600 21600" draw:type="rectangle" draw:enhanced-path="M 0 0 L 21600 0 21600 21600 0 21600 0 0 Z N"/>
        </draw:custom-shape>
        <draw:connector draw:style-name="gr4" draw:text-style-name="P1" draw:layer="layout" svg:x1="16.985cm" svg:y1="18.671cm" svg:x2="18.277cm" svg:y2="17.666cm" draw:start-shape="id5" draw:start-glue-point="1" draw:end-shape="id11" draw:end-glue-point="4" svg:d="m16985 18671h607v-1005h685">
          <text:p/>
        </draw:connector>
        <draw:g>
          <draw:line draw:style-name="gr5" draw:text-style-name="P1" draw:layer="layout" svg:x1="25.525cm" svg:y1="17.442cm" svg:x2="26.21cm" svg:y2="17.469cm">
            <text:p/>
          </draw:line>
          <draw:line draw:style-name="gr5" draw:text-style-name="P1" draw:layer="layout" svg:x1="26.21cm" svg:y1="17.843cm" svg:x2="25.525cm" svg:y2="17.87cm">
            <text:p/>
          </draw:line>
        </draw:g>
        <draw:g>
          <draw:line draw:style-name="gr5" draw:text-style-name="P1" draw:layer="layout" svg:x1="24.787cm" svg:y1="15.366cm" svg:x2="26.214cm" svg:y2="15.388cm">
            <text:p/>
          </draw:line>
        </draw:g>
        <draw:g>
          <draw:line draw:style-name="gr5" draw:text-style-name="P1" draw:layer="layout" svg:x1="20.799cm" svg:y1="13.962cm" svg:x2="20.798cm" svg:y2="13.341cm">
            <text:p/>
          </draw:line>
        </draw:g>
        <draw:g>
          <draw:line draw:style-name="gr5" draw:text-style-name="P1" draw:layer="layout" svg:x1="19.867cm" svg:y1="23.452cm" svg:x2="19.84cm" svg:y2="24.152cm">
            <text:p/>
          </draw:line>
          <draw:line draw:style-name="gr5" draw:text-style-name="P1" draw:layer="layout" svg:x1="19.466cm" svg:y1="24.152cm" svg:x2="19.439cm" svg:y2="23.452cm">
            <text:p/>
          </draw:line>
        </draw:g>
        <draw:g>
          <draw:line draw:style-name="gr5" draw:text-style-name="P1" draw:layer="layout" svg:x1="22.267cm" svg:y1="23.452cm" svg:x2="22.24cm" svg:y2="24.129cm">
            <text:p/>
          </draw:line>
          <draw:line draw:style-name="gr5" draw:text-style-name="P1" draw:layer="layout" svg:x1="21.866cm" svg:y1="24.129cm" svg:x2="21.839cm" svg:y2="23.452cm">
            <text:p/>
          </draw:line>
        </draw:g>
        <draw:g>
          <draw:line draw:style-name="gr5" draw:text-style-name="P1" draw:layer="layout" svg:x1="24.348cm" svg:y1="24.142cm" svg:x2="24.339cm" svg:y2="23.452cm">
            <text:p/>
          </draw:line>
        </draw:g>
        <draw:custom-shape draw:style-name="gr3" draw:text-style-name="P2" draw:layer="layout" svg:width="2.159cm" svg:height="1.143cm" svg:x="16.832cm" svg:y="19.372cm">
          <text:p text:style-name="P1"><text:span text:style-name="T1">Scheduler</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159cm" svg:height="1.143cm" svg:x="16.833cm" svg:y="14.673cm">
          <text:p text:style-name="P1"><text:span text:style-name="T1">ADPCM</text:span></text:p>
          <text:p text:style-name="P1"><text:span text:style-name="T1">codec</text:span></text:p>
          <draw:enhanced-geometry svg:viewBox="0 0 21600 21600" draw:mirror-horizontal="false" draw:mirror-vertical="false" draw:type="rectangle" draw:enhanced-path="M 0 0 L 21600 0 21600 21600 0 21600 0 0 Z N"/>
        </draw:custom-shape>
        <draw:g>
          <draw:line draw:style-name="gr5" draw:text-style-name="P1" draw:layer="layout" svg:x1="17.366cm" svg:y1="24.152cm" svg:x2="17.339cm" svg:y2="23.452cm">
            <text:p/>
          </draw:line>
        </draw:g>
        <draw:g draw:id="id13">
          <draw:custom-shape draw:style-name="gr2" draw:text-style-name="P1" draw:layer="layout" svg:width="11.862cm" svg:height="2.515cm" svg:x="10.246cm" svg:y="10.01cm">
            <text:p text:style-name="P1"><text:span text:style-name="T2"/></text:p>
            <text:p text:style-name="P1"><text:span text:style-name="T3">EPOS</text:span></text:p>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15cm" svg:height="1.02cm" svg:x="12.816cm" svg:y="11.305cm">
            <text:p text:style-name="P1"><text:span text:style-name="T1">Memory</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154cm" svg:height="1.024cm" svg:x="15.132cm" svg:y="11.303cm">
            <text:p text:style-name="P1"><text:span text:style-name="T1">Power</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15cm" svg:height="1.02cm" svg:x="17.452cm" svg:y="11.305cm">
            <text:p text:style-name="P1"><text:span text:style-name="T1">Component</text:span></text:p>
            <text:p text:style-name="P1"><text:span text:style-name="T1">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2" draw:layer="layout" svg:width="2.15cm" svg:height="2.19cm" svg:x="19.77cm" svg:y="10.206cm">
              <text:p text:style-name="P1"><text:span text:style-name="T1">Network</text:span></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1.729cm" svg:height="1.269cm" svg:x="20.01cm" svg:y="11.027cm">
              <text:p text:style-name="P1"><text:span text:style-name="T1">NoC</text:span></text:p>
              <text:p text:style-name="P1"><text:span text:style-name="T1">prox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 draw:text-style-name="P2" draw:layer="layout" svg:width="1.927cm" svg:height="1.02cm" svg:x="10.598cm" svg:y="11.205cm">
              <text:p text:style-name="P1"><text:span text:style-name="T1">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15cm" svg:height="2.19cm" svg:x="10.47cm" svg:y="10.206cm">
              <text:p text:style-name="P1"><text:span text:style-name="T1">Process</text:span></text:p>
              <text:p text:style-name="P1"><text:span text:style-name="T1">management</text:span></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onnector draw:style-name="gr8" draw:text-style-name="P1" draw:layer="layout" svg:x1="16.177cm" svg:y1="9.261cm" svg:x2="16.177cm" svg:y2="10.01cm" draw:start-shape="id12" draw:start-glue-point="2" draw:end-shape="id13" draw:end-glue-point="0" svg:d="m16177 9261v749">
          <text:p/>
        </draw:connector>
        <draw:g>
          <draw:custom-shape draw:style-name="gr9" draw:text-style-name="P3" draw:id="id12" draw:layer="layout" svg:width="7.282cm" svg:height="1.969cm" svg:x="12.536cm" svg:y="7.292cm">
            <text:p text:style-name="P1"><text:span text:style-name="T3"/></text:p>
            <text:p text:style-name="P1"><text:span text:style-name="T3"/></text:p>
            <text:p text:style-name="P1"><text:span text:style-name="T3">Applic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15cm" svg:height="1.02cm" svg:x="17.396cm" svg:y="7.522cm">
            <text:p text:style-name="P1"><text:span text:style-name="T1">PABX</text:span></text:p>
            <text:p text:style-name="P1"><text:span text:style-name="T1">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15cm" svg:height="1.02cm" svg:x="12.753cm" svg:y="7.522cm">
            <text:p text:style-name="P1"><text:span text:style-name="T1">ADPCM</text:span></text:p>
            <text:p text:style-name="P1"><text:span text:style-name="T1">cod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15cm" svg:height="1.02cm" svg:x="15.074cm" svg:y="7.522cm">
            <text:p text:style-name="P1"><text:span text:style-name="T1">DTMF</text:span></text:p>
            <text:p text:style-name="P1"><text:span text:style-name="T1">det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1" draw:id="id14" draw:layer="layout" svg:width="12.55cm" svg:height="5.639cm" svg:x="9.903cm" svg:y="7.131cm">
          <draw:glue-point draw:id="4" svg:x="-4.304cm" svg:y="4.956cm"/>
          <draw:glue-point draw:id="5" svg:x="4.147cm" svg:y="4.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1" draw:layer="layout" draw:type="line" svg:x1="12.526cm" svg:y1="14.775cm" svg:x2="10.777cm" svg:y2="12.744cm" draw:start-shape="id1" draw:start-glue-point="4" draw:end-shape="id14" draw:end-glue-point="4" svg:d="m12526 14775-1749-2031">
          <text:p/>
        </draw:connector>
        <draw:connector draw:style-name="gr11" draw:text-style-name="P1" draw:layer="layout" draw:type="line" svg:x1="14.685cm" svg:y1="14.775cm" svg:x2="21.382cm" svg:y2="12.766cm" draw:start-shape="id1" draw:start-glue-point="5" draw:end-shape="id14" draw:end-glue-point="5" svg:d="m14685 14775 6697-2009">
          <text:p/>
        </draw:connector>
        <draw:g>
          <draw:line draw:style-name="gr5" draw:text-style-name="P1" draw:layer="layout" svg:x1="11.567cm" svg:y1="19.252cm" svg:x2="11.54cm" svg:y2="24.169cm">
            <text:p/>
          </draw:line>
          <draw:line draw:style-name="gr5" draw:text-style-name="P1" draw:layer="layout" svg:x1="11.154cm" svg:y1="24.169cm" svg:x2="11.139cm" svg:y2="19.252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iago Mück</meta:initial-creator>
    <meta:creation-date>2011-01-28T14:48:19</meta:creation-date>
    <dc:date>2012-03-29T14:19:39</dc:date>
    <meta:editing-duration>PT05H08M59S</meta:editing-duration>
    <meta:editing-cycles>67</meta:editing-cycles>
    <meta:generator>OpenOffice.org/3.0$Linux OpenOffice.org_project/300m15$Build-9379</meta:generator>
    <meta:print-date>2011-08-20T15:00:02</meta:print-date>
    <meta:document-statistic meta:object-count="67"/>
    <meta:user-defined meta:name="Info 1"/>
    <meta:user-defined meta:name="Info 2"/>
    <meta:user-defined meta:name="Info 3"/>
    <meta:user-defined meta:name="Info 4"/>
  </office:meta>
</office:document-meta>
</file>